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7f0dd8" officeooo:paragraph-rsid="0000de8b" style:font-weight-asian="normal" style:font-weight-complex="normal"/>
    </style:style>
    <style:style style:name="P2" style:family="paragraph" style:parent-style-name="Standard">
      <style:text-properties style:text-underline-style="none" fo:font-weight="normal" officeooo:rsid="007f0dd8" officeooo:paragraph-rsid="0008ec20" style:font-weight-asian="normal" style:font-weight-complex="normal"/>
    </style:style>
    <style:style style:name="P3" style:family="paragraph" style:parent-style-name="Standard">
      <style:text-properties style:text-underline-style="none" fo:font-weight="normal" officeooo:rsid="00520924" officeooo:paragraph-rsid="0000de8b" style:font-weight-asian="normal" style:font-weight-complex="normal"/>
    </style:style>
    <style:style style:name="P4" style:family="paragraph" style:parent-style-name="Standard">
      <style:text-properties style:text-underline-style="none" fo:font-weight="normal" officeooo:rsid="005a88a3" officeooo:paragraph-rsid="0000de8b" style:font-weight-asian="normal" style:font-weight-complex="normal"/>
    </style:style>
    <style:style style:name="P5" style:family="paragraph" style:parent-style-name="Standard">
      <style:text-properties style:text-underline-style="none" fo:font-weight="normal" officeooo:rsid="00742005" officeooo:paragraph-rsid="0000de8b" style:font-weight-asian="normal" style:font-weight-complex="normal"/>
    </style:style>
    <style:style style:name="P6" style:family="paragraph" style:parent-style-name="Standard">
      <style:text-properties style:text-underline-style="none" fo:font-weight="normal" officeooo:rsid="00371cfd" officeooo:paragraph-rsid="0000de8b" style:font-weight-asian="normal" style:font-weight-complex="normal"/>
    </style:style>
    <style:style style:name="P7" style:family="paragraph" style:parent-style-name="Standard">
      <style:text-properties style:text-underline-style="none" fo:font-weight="normal" officeooo:rsid="000ad59a" officeooo:paragraph-rsid="0000de8b" style:font-weight-asian="normal" style:font-weight-complex="normal"/>
    </style:style>
    <style:style style:name="P8" style:family="paragraph" style:parent-style-name="Standard">
      <style:paragraph-properties fo:text-align="center" style:justify-single-word="false"/>
      <style:text-properties officeooo:rsid="00269353" officeooo:paragraph-rsid="0000de8b"/>
    </style:style>
    <style:style style:name="P9" style:family="paragraph" style:parent-style-name="Standard">
      <style:text-properties officeooo:rsid="00269353" officeooo:paragraph-rsid="0000de8b"/>
    </style:style>
    <style:style style:name="P10" style:family="paragraph" style:parent-style-name="Standard">
      <style:text-properties style:text-underline-style="solid" style:text-underline-width="auto" style:text-underline-color="font-color" fo:font-weight="bold" officeooo:rsid="00293626" officeooo:paragraph-rsid="0000de8b"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df07d" officeooo:paragraph-rsid="0000de8b"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ad59a" officeooo:paragraph-rsid="0000de8b"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7c935d" officeooo:paragraph-rsid="0000de8b"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3a03a" officeooo:paragraph-rsid="0000de8b" style:font-weight-asian="bold" style:font-weight-complex="bold"/>
    </style:style>
    <style:style style:name="P15" style:family="paragraph" style:parent-style-name="Standard">
      <style:text-properties officeooo:paragraph-rsid="0000de8b"/>
    </style:style>
    <style:style style:name="P16" style:family="paragraph" style:parent-style-name="Standard">
      <style:paragraph-properties fo:text-align="center" style:justify-single-word="false" fo:padding="0.074cm" fo:border-left="none" fo:border-right="none" fo:border-top="none" fo:border-bottom="0.06pt solid #000000" style:join-border="false"/>
      <style:text-properties officeooo:rsid="00269353" officeooo:paragraph-rsid="0000de8b"/>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0f157" style:font-weight-asian="bold" style:font-weight-complex="bold"/>
    </style:style>
    <style:style style:name="T3" style:family="text">
      <style:text-properties style:text-underline-style="solid" style:text-underline-width="auto" style:text-underline-color="font-color" fo:font-weight="bold" officeooo:rsid="0031c6e3" style:font-weight-asian="bold" style:font-weight-complex="bold"/>
    </style:style>
    <style:style style:name="T4" style:family="text">
      <style:text-properties style:text-underline-style="solid" style:text-underline-width="auto" style:text-underline-color="font-color" fo:font-weight="bold" officeooo:rsid="0027dc8e" style:font-weight-asian="bold" style:font-weight-complex="bold"/>
    </style:style>
    <style:style style:name="T5" style:family="text">
      <style:text-properties style:text-underline-style="solid" style:text-underline-width="auto" style:text-underline-color="font-color" fo:font-weight="bold" officeooo:rsid="0000de8b"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31c6e3" style:font-weight-asian="normal" style:font-weight-complex="normal"/>
    </style:style>
    <style:style style:name="T8" style:family="text">
      <style:text-properties style:text-underline-style="none" fo:font-weight="normal" officeooo:rsid="0051326f" style:font-weight-asian="normal" style:font-weight-complex="normal"/>
    </style:style>
    <style:style style:name="T9" style:family="text">
      <style:text-properties style:text-underline-style="none" fo:font-weight="normal" officeooo:rsid="0027dc8e" style:font-weight-asian="normal" style:font-weight-complex="normal"/>
    </style:style>
    <style:style style:name="T10" style:family="text">
      <style:text-properties style:text-underline-style="none" fo:font-weight="normal" officeooo:rsid="0002bb99" style:font-weight-asian="normal" style:font-weight-complex="normal"/>
    </style:style>
    <style:style style:name="T11" style:family="text">
      <style:text-properties style:text-underline-style="none" fo:font-weight="normal" officeooo:rsid="005a88a3" style:font-weight-asian="normal" style:font-weight-complex="normal"/>
    </style:style>
    <style:style style:name="T12" style:family="text">
      <style:text-properties style:text-underline-style="none" fo:font-weight="normal" officeooo:rsid="00026f8f" style:font-weight-asian="normal" style:font-weight-complex="normal"/>
    </style:style>
    <style:style style:name="T13" style:family="text">
      <style:text-properties officeooo:rsid="000c02cd"/>
    </style:style>
    <style:style style:name="T14" style:family="text">
      <style:text-properties officeooo:rsid="0011714d"/>
    </style:style>
    <style:style style:name="T15" style:family="text">
      <style:text-properties officeooo:rsid="0012ad37"/>
    </style:style>
    <style:style style:name="T16" style:family="text">
      <style:text-properties officeooo:rsid="0003b5c7"/>
    </style:style>
    <style:style style:name="T17" style:family="text">
      <style:text-properties officeooo:rsid="000609ad"/>
    </style:style>
    <style:style style:name="T18" style:family="text">
      <style:text-properties officeooo:rsid="000a442b"/>
    </style:style>
    <style:style style:name="T19" style:family="text">
      <style:text-properties officeooo:rsid="00101c79"/>
    </style:style>
    <style:style style:name="T20"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SSN COLLEGE OF ENGINEERING, KALAVAKKAM</text:p>
      <text:p text:style-name="P8">(An Autonomous Institution, Affiliated to Anna University, Chennai)</text:p>
      <text:p text:style-name="P8">DEPARTMENT OF COMPUTER SCIENCE AND ENGINEERING</text:p>
      <text:p text:style-name="P16">UCS1411 - OPERATING SYSTEMS LAB</text:p>
      <text:p text:style-name="P9"/>
      <text:p text:style-name="P10">NAME <text:s/>: NIVEDHITHA D</text:p>
      <text:p text:style-name="P10">REGNO: 185001104</text:p>
      <text:p text:style-name="P9"/>
      <text:p text:style-name="P9"><text:span text:style-name="T1">Lab Exercise </text:span><text:span text:style-name="T5">11</text:span><text:span text:style-name="T3">:</text:span><text:span text:style-name="T7"> <text:s/>Threading Applications </text:span></text:p>
      <text:p text:style-name="P9"><text:span text:style-name="T7"><text:s/></text:span><text:span text:style-name="T8"><text:s/></text:span></text:p>
      <text:p text:style-name="P15"><text:span text:style-name="T4">AIM:</text:span><text:span text:style-name="T9"> </text:span></text:p>
      <text:p text:style-name="P15"><text:span text:style-name="T9">Write a multi-threaded program that calculates various statistical values for a list of numbers. This program will be passed a series of numbers on the command line and will then create three separate worker threads. One thread will determine the average of the numbers, the second will determine the maximum value, and the third will determine the minimum value. For example, suppose your program is passed the integers </text:span></text:p>
      <text:p text:style-name="P15"><text:span text:style-name="T9"><text:s/></text:span></text:p>
      <text:p text:style-name="P15"><text:span text:style-name="T9"><text:s text:c="3"/>90 81 78 95 79 72 85 </text:span></text:p>
      <text:p text:style-name="P15"><text:span text:style-name="T9"><text:s/></text:span></text:p>
      <text:p text:style-name="P15"><text:span text:style-name="T9"><text:s/>The program will report <text:s text:c="2"/>The average value is 82 <text:s text:c="2"/>The minimum value is 72 <text:s text:c="2"/>The maximum value is 95 <text:s text:c="3"/>The variables representing the average, minimum, and maximum values will be stored globally. The worker threads will <text:s/>set these values, and the parent thread will output the values once the workers have exited. (We could obviously expand <text:s/>this program by creating additional threads that determine other statistical values, such as median and standard deviation.) </text:span></text:p>
      <text:p text:style-name="P3"/>
      <text:p text:style-name="P11">DRIVER CODE:<text:span text:style-name="T6"> </text:span><text:span text:style-name="T12">statistics.c</text:span></text:p>
      <text:p text:style-name="P4"/>
      <text:p text:style-name="P6">// Need to link the pthread library for compilation</text:p>
      <text:p text:style-name="P6">// gcc -Wall statistics.c -lpthread -o run</text:p>
      <text:p text:style-name="P6"/>
      <text:p text:style-name="P6">#include&lt;stdio.h&gt;</text:p>
      <text:p text:style-name="P6">#include&lt;stdlib.h&gt;</text:p>
      <text:p text:style-name="P6">#include&lt;pthread.h&gt;</text:p>
      <text:p text:style-name="P6"/>
      <text:p text:style-name="P6">int n;</text:p>
      <text:p text:style-name="P6">float average, minimum, maximum;</text:p>
      <text:p text:style-name="P6"/>
      <text:p text:style-name="P6">void *th1(char *argv[])</text:p>
      <text:p text:style-name="P6">{</text:p>
      <text:p text:style-name="P6"><text:tab/>float sum = 0;</text:p>
      <text:p text:style-name="P6"/>
      <text:p text:style-name="P6"><text:tab/>for(int i=1; i&lt;n; i++)</text:p>
      <text:p text:style-name="P6"><text:tab/><text:tab/>sum += atof(argv[i]);</text:p>
      <text:p text:style-name="P6"/>
      <text:p text:style-name="P6"><text:tab/>average = sum/(n-1);</text:p>
      <text:p text:style-name="P6"/>
      <text:p text:style-name="P6"><text:tab/>pthread_exit(0);</text:p>
      <text:p text:style-name="P6"><text:soft-page-break/>}</text:p>
      <text:p text:style-name="P6">void *th2(char *argv[])</text:p>
      <text:p text:style-name="P6">{</text:p>
      <text:p text:style-name="P6"><text:tab/>minimum = atof(argv[1]);</text:p>
      <text:p text:style-name="P6"/>
      <text:p text:style-name="P6"><text:tab/>for(int i=1; i&lt;n; i++)</text:p>
      <text:p text:style-name="P6"><text:tab/><text:tab/>if(minimum &gt; atof(argv[i]))</text:p>
      <text:p text:style-name="P6"><text:tab/><text:tab/><text:tab/>minimum = atof(argv[i]);</text:p>
      <text:p text:style-name="P6"/>
      <text:p text:style-name="P6"><text:tab/>pthread_exit(0);</text:p>
      <text:p text:style-name="P6">}</text:p>
      <text:p text:style-name="P6">void *th3(char *argv[])</text:p>
      <text:p text:style-name="P6">{</text:p>
      <text:p text:style-name="P6"><text:tab/>maximum = atof(argv[1]);</text:p>
      <text:p text:style-name="P6"/>
      <text:p text:style-name="P6"><text:tab/>for(int i=1; i&lt;n; i++)</text:p>
      <text:p text:style-name="P6"><text:tab/><text:tab/>if(maximum &lt; atof(argv[i]))</text:p>
      <text:p text:style-name="P6"><text:tab/><text:tab/><text:tab/>maximum = atof(argv[i]);</text:p>
      <text:p text:style-name="P6"/>
      <text:p text:style-name="P6"><text:tab/>pthread_exit(0);</text:p>
      <text:p text:style-name="P6">}</text:p>
      <text:p text:style-name="P6"/>
      <text:p text:style-name="P6">int main(int argc, char *argv[])</text:p>
      <text:p text:style-name="P6">{</text:p>
      <text:p text:style-name="P6"><text:tab/>if (argc &lt; 2)</text:p>
      <text:p text:style-name="P6"><text:tab/>{</text:p>
      <text:p text:style-name="P6"><text:tab/><text:tab/>fprintf(stderr,"\nINSUFFICIENT number of ARGUMENTS !\n");</text:p>
      <text:p text:style-name="P6"><text:tab/><text:tab/>return -1;</text:p>
      <text:p text:style-name="P6"><text:tab/>}</text:p>
      <text:p text:style-name="P6"/>
      <text:p text:style-name="P6"><text:tab/>// Thread identifiers</text:p>
      <text:p text:style-name="P6"/>
      <text:p text:style-name="P6"><text:tab/>pthread_t t1;</text:p>
      <text:p text:style-name="P6"><text:tab/>pthread_t t2;</text:p>
      <text:p text:style-name="P6"><text:tab/>pthread_t t3;</text:p>
      <text:p text:style-name="P6"/>
      <text:p text:style-name="P6"><text:tab/>// Set of thread attributes</text:p>
      <text:p text:style-name="P6"><text:tab/>pthread_attr_t attr;</text:p>
      <text:p text:style-name="P6"/>
      <text:p text:style-name="P6"><text:tab/>// Getting the defailt thread attributes</text:p>
      <text:p text:style-name="P6"><text:tab/>pthread_attr_init(&amp;attr);</text:p>
      <text:p text:style-name="P6"/>
      <text:p text:style-name="P6"><text:tab/>n = argc;</text:p>
      <text:p text:style-name="P6"/>
      <text:p text:style-name="P6"><text:tab/>pthread_create(&amp;t1, &amp;attr, &amp;th1, argv);</text:p>
      <text:p text:style-name="P6"><text:tab/>pthread_join(t1,NULL);</text:p>
      <text:p text:style-name="P6"><text:tab/>printf("\nThe average value is %f", average);</text:p>
      <text:p text:style-name="P6"/>
      <text:p text:style-name="P6"><text:tab/>pthread_create(&amp;t2, &amp;attr, &amp;th2, argv);</text:p>
      <text:p text:style-name="P6"><text:soft-page-break/><text:tab/>pthread_join(t2,NULL);</text:p>
      <text:p text:style-name="P6"><text:tab/>printf("\nThe minimum value is %f", minimum);</text:p>
      <text:p text:style-name="P6"/>
      <text:p text:style-name="P6"><text:tab/>pthread_create(&amp;t3, &amp;attr, &amp;th3, argv);</text:p>
      <text:p text:style-name="P6"><text:tab/>pthread_join(t3,NULL);</text:p>
      <text:p text:style-name="P6"><text:tab/>printf("\nThe maximum value is %f\n", maximum);</text:p>
      <text:p text:style-name="P6"/>
      <text:p text:style-name="P6"><text:tab/>return 0;</text:p>
      <text:p text:style-name="P6"/>
      <text:p text:style-name="P6">}</text:p>
      <text:p text:style-name="P6"/>
      <text:p text:style-name="P11">OUTPUT:</text:p>
      <text:p text:style-name="P11"/>
      <text:p text:style-name="P2">nive@LAPTOP-AHNMH3B6:$ ./run 90 81 78 95 79 72 85 </text:p>
      <text:p text:style-name="P2"><text:s text:c="269"/>The average value is 82.857140 <text:s text:c="180"/>The minimum value is 72.000000 <text:s text:c="180"/>The maximum value is 95.000000</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3-24T19:50:58.711000000</dc:date>
    <meta:editing-duration>PT3M47S</meta:editing-duration>
    <meta:editing-cycles>9</meta:editing-cycles>
    <meta:document-statistic meta:table-count="0" meta:image-count="0" meta:object-count="0" meta:page-count="3" meta:paragraph-count="76" meta:word-count="376" meta:character-count="3239" meta:non-whitespace-character-count="2232"/>
  </office:meta>
</office:document-meta>
</file>